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b506" officeooo:paragraph-rsid="0004b506"/>
    </style:style>
    <style:style style:name="P2" style:family="paragraph" style:parent-style-name="Standard" style:list-style-name="L1">
      <style:text-properties officeooo:rsid="0004b506" officeooo:paragraph-rsid="0004b506"/>
    </style:style>
    <style:style style:name="T1" style:family="text">
      <style:text-properties officeooo:rsid="000649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Joel,</text:p>
      <text:p text:style-name="P1">I got some improvements on the project since I had nothing to do on the filght.</text:p>
      <text:list xml:id="list771635824" text:style-name="L1">
        <text:list-item>
          <text:p text:style-name="P2">The split of numeric data has been solved. I created a function called binconti, which will return entropy for each number in a given attribute. Then you can plot it to find where is the best point to split the data. We can aslo use mosaic plot to prove our hypothesis. <text:s/></text:p>
        </text:list-item>
        <text:list-item>
          <text:p text:style-name="P2">My previous k corss validation is wrong, the code is not right. I updated it. And run it with change the thredhold. Here is result. Row is number of sample threhold, column is purity. </text:p>
        </text:list-item>
      </text:list>
      <text:p text:style-name="P1"><text:s text:c="6"/>0.6 <text:s text:c="5"/>0.7 <text:s text:c="5"/>0.8 <text:s text:c="4"/>0.9 <text:s text:c="3"/>0.95</text:p>
      <text:p text:style-name="P1">10 <text:s text:c="2"/>0.32615 0.301000 0.291600 0.29145 0.29175</text:p>
      <text:p text:style-name="P1">30 <text:s text:c="2"/>0.32705 0.306425 0.299875 0.29960 0.29970</text:p>
      <text:p text:style-name="P1">50 <text:s text:c="2"/>0.32755 0.309675 0.305550 0.30550 0.30550</text:p>
      <text:p text:style-name="P1">100 <text:s/>0.329350 0.317700 0.314925 0.315025 0.315050</text:p>
      <text:p text:style-name="P1">500 <text:s/>0.334950 0.330600 0.330100 0.330175 0.330175</text:p>
      <text:p text:style-name="P1">1000 0.341225 0.336500 0.336525 0.336525 0.336525</text:p>
      <text:p text:style-name="P1">3000 0.349750 0.349525 0.349600 0.349600 0.349600</text:p>
      <text:p text:style-name="P1">5000 0.365525 0.365525 0.365600 0.365600 0.365600</text:p>
      <text:list xml:id="list213556590920025" text:continue-numbering="true" text:style-name="L1">
        <text:list-item>
          <text:p text:style-name="P2">I update the code to github, and this mail. <text:span text:style-name="T1">And I dont think we have enough time to do the post prune. Do we have to do something about radom forest which metioned by profesoo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21:26:48.026547378</meta:creation-date>
    <dc:date>2018-02-16T21:35:55.851633556</dc:date>
    <meta:editing-duration>PT9M9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1" meta:paragraph-count="14" meta:word-count="194" meta:character-count="1148" meta:non-whitespace-character-count="937"/>
  </office:meta>
</office:document-meta>
</file>